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Quotations" style:list-style-name="L7"/>
    <style:style style:name="P3" style:family="paragraph" style:parent-style-name="Quotations" style:list-style-name="L7">
      <style:paragraph-properties fo:margin-top="0in" fo:margin-bottom="0in" style:contextual-spacing="false"/>
    </style:style>
    <style:style style:name="P4" style:family="paragraph" style:parent-style-name="Text_20_body" style:list-style-name="L5"/>
    <style:style style:name="P5" style:family="paragraph" style:parent-style-name="Text_20_body" style:list-style-name="L5">
      <style:paragraph-properties fo:margin-top="0in" fo:margin-bottom="0in" style:contextual-spacing="false"/>
    </style:style>
    <style:style style:name="P6" style:family="paragraph" style:parent-style-name="Text_20_body" style:list-style-name="L6"/>
    <style:style style:name="P7" style:family="paragraph" style:parent-style-name="Text_20_body" style:list-style-name="L6">
      <style:paragraph-properties fo:margin-top="0in" fo:margin-bottom="0in" style:contextual-spacing="false"/>
    </style:style>
    <style:style style:name="P8" style:family="paragraph" style:parent-style-name="Text_20_body" style:list-style-name="L8"/>
    <style:style style:name="P9" style:family="paragraph" style:parent-style-name="Text_20_body" style:list-style-name="L8">
      <style:paragraph-properties fo:margin-top="0in" fo:margin-bottom="0in" style:contextual-spacing="false"/>
    </style:style>
    <style:style style:name="P10" style:family="paragraph" style:parent-style-name="Text_20_body" style:list-style-name="L9"/>
    <style:style style:name="P11" style:family="paragraph" style:parent-style-name="Text_20_body" style:list-style-name="L9">
      <style:paragraph-properties fo:margin-top="0in" fo:margin-bottom="0in" style:contextual-spacing="false"/>
    </style:style>
    <style:style style:name="P12" style:family="paragraph" style:parent-style-name="Text_20_body" style:list-style-name="L10"/>
    <style:style style:name="P13" style:family="paragraph" style:parent-style-name="Text_20_body" style:list-style-name="L10">
      <style:paragraph-properties fo:margin-top="0in" fo:margin-bottom="0in" style:contextual-spacing="false"/>
    </style:style>
    <style:style style:name="P14" style:family="paragraph" style:parent-style-name="Text_20_body" style:list-style-name="L11"/>
    <style:style style:name="P15" style:family="paragraph" style:parent-style-name="Text_20_body" style:list-style-name="L11">
      <style:paragraph-properties fo:margin-top="0in" fo:margin-bottom="0in" style:contextual-spacing="false"/>
    </style:style>
    <style:style style:name="P16" style:family="paragraph" style:parent-style-name="Text_20_body" style:list-style-name="L12"/>
    <style:style style:name="P17" style:family="paragraph" style:parent-style-name="Text_20_body" style:list-style-name="L12">
      <style:paragraph-properties fo:margin-top="0in" fo:margin-bottom="0in" style:contextual-spacing="false"/>
    </style:style>
    <style:style style:name="T1" style:family="text">
      <style:text-properties officeooo:rsid="00028de1"/>
    </style:style>
    <style:style style:name="T2" style:family="text">
      <style:text-properties officeooo:rsid="0004427d"/>
    </style:style>
    <style:style style:name="T3" style:family="text">
      <style:text-properties officeooo:rsid="00063d89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4">Αναφορά Σχεδιασμού Υλοποίησης – Task Management System</text:span></text:span></text:p>
      <text:h text:style-name="Heading_20_3" text:outline-level="3">1. Εισαγωγή και Στόχοι</text:h>
      <text:p text:style-name="Text_20_body">Η παρούσα εφαρμογή αναπτύχθηκε ως ένα σύστημα διαχείρισης εργασιών (<text:span text:style-name="Emphasis">Task Management System</text:span>) με στόχο την οργάνωση και τον έλεγχο πλήθους εργασιών, κατηγοριών, προτεραιοτήτων και υπενθυμίσεων. Παρέχονται δύο διεπαφές:</text:p>
      <text:list text:style-name="L5">
        <text:list-item>
          <text:p text:style-name="P5"><text:span text:style-name="Strong_20_Emphasis">Γραφική Διεπαφή (GUI) με JavaFX</text:span> – Επιτρέπει τη δημιουργία και επεξεργασία εργασιών με φιλικό προς τον χρήστη τρόπο. </text:p>
        </text:list-item>
        <text:list-item>
          <text:p text:style-name="P4"><text:span text:style-name="Strong_20_Emphasis">Διεπαφή Γραμμής Εντολών (TerminalInterface)</text:span> – Καλύπτει την ανάγκη για πιο «ελαφριά» χρήση ή απομακρυσμένο έλεγχο χωρίς GUI. </text:p>
        </text:list-item>
      </text:list>
      <text:p text:style-name="Text_20_body">Η αποθήκευση γίνεται σε <text:span text:style-name="Strong_20_Emphasis">αρχείο JSON</text:span>, ώστε να διατηρούνται όλα τα δεδομένα (εργασίες, κατηγορίες, προτεραιότητες) μεταξύ των εκτελέσεων της εφαρμογής. Το σύστημα ενημερώνει αυτόματα τις καθυστερημένες εργασίες (<text:span text:style-name="Emphasis">Delayed</text:span>) και διαγράφει σχετικές υπενθυμίσεις μόλις μία εργασία ολοκληρωθεί (<text:span text:style-name="Emphasis">Completed</text:span>).</text:p>
      <text:h text:style-name="Heading_20_3" text:outline-level="3">2. Σχεδιασμός Λογικής και Δομή Κλάσεων</text:h>
      <text:list text:style-name="L6">
        <text:list-item>
          <text:p text:style-name="P6"><text:span text:style-name="Strong_20_Emphasis">AppData</text:span></text:p>
          <text:list>
            <text:list-item>
              <text:p text:style-name="P7">Κεντρική κλάση που διατηρεί τις λίστες: </text:p>
              <text:list>
                <text:list-item>
                  <text:p text:style-name="P7"><text:span text:style-name="Source_20_Text">List&lt;Task&gt; tasks</text:span> </text:p>
                </text:list-item>
                <text:list-item>
                  <text:p text:style-name="P7"><text:span text:style-name="Source_20_Text">List&lt;Category&gt; categories</text:span> </text:p>
                </text:list-item>
                <text:list-item>
                  <text:p text:style-name="P7"><text:span text:style-name="Source_20_Text">List&lt;Priority&gt; priorities</text:span> </text:p>
                </text:list-item>
              </text:list>
            </text:list-item>
            <text:list-item>
              <text:p text:style-name="P7">Χρησιμεύει ως <text:span text:style-name="Emphasis">«μονό σημείο αλήθειας»</text:span> (data holder) για όλη την εφαρμογή. </text:p>
            </text:list-item>
          </text:list>
        </text:list-item>
        <text:list-item>
          <text:p text:style-name="P6"><text:span text:style-name="Strong_20_Emphasis">Task</text:span></text:p>
          <text:list>
            <text:list-item>
              <text:p text:style-name="P7">Εκπροσωπεί μια εργασία με βασικά πεδία: <text:span text:style-name="Source_20_Text">title</text:span>, <text:span text:style-name="Source_20_Text">description</text:span>, <text:span text:style-name="Source_20_Text">category</text:span>, <text:span text:style-name="Source_20_Text">priority</text:span>, <text:span text:style-name="Source_20_Text">dueDate</text:span>, <text:span text:style-name="Source_20_Text">status</text:span> και <text:span text:style-name="Source_20_Text">reminders</text:span>. </text:p>
            </text:list-item>
            <text:list-item>
              <text:p text:style-name="P7">Παρέχει μηχανισμό αυτόματης ενημέρωσης κατάστασης σε <text:span text:style-name="Emphasis">DELAYED</text:span> αν περάσει η <text:span text:style-name="Source_20_Text">dueDate</text:span> χωρίς να είναι <text:span text:style-name="Emphasis">COMPLETED</text:span>. </text:p>
            </text:list-item>
            <text:list-item>
              <text:p text:style-name="P7">Διαγράφει αυτόματα όλες τις <text:span text:style-name="Source_20_Text">Reminder</text:span> σε περίπτωση <text:span text:style-name="Source_20_Text">status = COMPLETED</text:span>. </text:p>
            </text:list-item>
          </text:list>
        </text:list-item>
        <text:list-item>
          <text:p text:style-name="P6"><text:span text:style-name="Strong_20_Emphasis">Reminder</text:span></text:p>
          <text:list>
            <text:list-item>
              <text:p text:style-name="P7">Αντιπροσωπεύει μια υπενθύμιση με ημερομηνία (<text:span text:style-name="Source_20_Text">reminderDate</text:span>), μήνυμα (<text:span text:style-name="Source_20_Text">message</text:span>) και αναφορά στην <text:span text:style-name="Source_20_Text">Task</text:span> που ανήκει. </text:p>
            </text:list-item>
            <text:list-item>
              <text:p text:style-name="P7">Χρησιμοποιεί <text:span text:style-name="Source_20_Text">JavaFX Alert</text:span> για να προβάλει μήνυμα την ημέρα που συμπίπτει με το <text:span text:style-name="Source_20_Text">reminderDate</text:span>. </text:p>
            </text:list-item>
            <text:list-item>
              <text:p text:style-name="P7">Διαγράφεται αυτόματα αν διαγραφεί η εργασία ή ολοκληρωθεί. </text:p>
            </text:list-item>
          </text:list>
        </text:list-item>
        <text:list-item>
          <text:p text:style-name="P6"><text:span text:style-name="Strong_20_Emphasis">Category</text:span> / <text:span text:style-name="Strong_20_Emphasis">Priority</text:span></text:p>
          <text:list>
            <text:list-item>
              <text:p text:style-name="P7">Αντίστοιχα ομαδοποιούν τις εργασίες τους (π.χ. <text:span text:style-name="Source_20_Text">Work</text:span>, <text:span text:style-name="Source_20_Text">Personal</text:span> για <text:span text:style-name="Emphasis">Category</text:span>, <text:span text:style-name="Source_20_Text">High</text:span>, <text:span text:style-name="Source_20_Text">Default</text:span> για <text:span text:style-name="Emphasis">Priority</text:span>). </text:p>
            </text:list-item>
            <text:list-item>
              <text:p text:style-name="P7">Έχουν λίστες από <text:span text:style-name="Source_20_Text">Task</text:span> που ενημερώνονται δυναμικά (π.χ. <text:span text:style-name="Source_20_Text">category.addTask(...)</text:span>). </text:p>
            </text:list-item>
          </text:list>
        </text:list-item>
        <text:list-item>
          <text:p text:style-name="P6"><text:span text:style-name="Strong_20_Emphasis">DataManager</text:span></text:p>
          <text:list>
            <text:list-item>
              <text:p text:style-name="P7">Υπεύθυνη κλάση για Φόρτωση/Αποθήκευση (Load/Save) σε αρχείο JSON (<text:span text:style-name="Source_20_Text">tasks.json</text:span>). </text:p>
            </text:list-item>
            <text:list-item>
              <text:p text:style-name="P7"><text:soft-page-break/>Χρησιμοποιεί βιβλιοθήκες <text:span text:style-name="Source_20_Text">Gson</text:span> και <text:span text:style-name="Source_20_Text">JSON-Simple</text:span> (αναλόγως) για αποθήκευση σε μορφή <text:span text:style-name="Emphasis">pretty-print JSON</text:span>. </text:p>
            </text:list-item>
            <text:list-item>
              <text:p text:style-name="P7">Μετά το <text:span text:style-name="Emphasis">load</text:span>, κάνει συσχετίσεις εργασιών με κατηγορίες/προτεραιότητες, βάσει τίτλου. </text:p>
            </text:list-item>
          </text:list>
        </text:list-item>
        <text:list-item>
          <text:p text:style-name="P6"><text:span text:style-name="Strong_20_Emphasis">Controller</text:span> (GUI - JavaFX)</text:p>
          <text:list>
            <text:list-item>
              <text:p text:style-name="P7">Διαχειρίζεται τα στοιχεία του <text:span text:style-name="Emphasis">UI</text:span> (π.χ. <text:span text:style-name="Source_20_Text">TableView</text:span>, <text:span text:style-name="Source_20_Text">TableColumn</text:span>) και συνδέει το <text:span text:style-name="Emphasis">AppData</text:span> με το <text:span text:style-name="Emphasis">GUI</text:span>. </text:p>
            </text:list-item>
            <text:list-item>
              <text:p text:style-name="P7">Παρέχει λειτουργίες όπως <text:span text:style-name="Emphasis">search</text:span>, <text:span text:style-name="Emphasis">addTask</text:span>, <text:span text:style-name="Emphasis">saveData</text:span> και <text:span text:style-name="Emphasis">loadData</text:span>. </text:p>
            </text:list-item>
          </text:list>
        </text:list-item>
        <text:list-item>
          <text:p text:style-name="P6"><text:span text:style-name="Strong_20_Emphasis">TerminalInterface</text:span> (CLI)</text:p>
          <text:list>
            <text:list-item>
              <text:p text:style-name="P7">Παρέχει μενού κειμένου για <text:span text:style-name="Emphasis">View/Add/Delete/Modify</text:span> εργασίες, κατηγορίες, προτεραιότητες και υπενθυμίσεις. </text:p>
            </text:list-item>
            <text:list-item>
              <text:p text:style-name="P7">Εκτυπώνει βασικά στατιστικά (π.χ. πόσες ολοκληρωμένες ή καθυστερημένες). </text:p>
            </text:list-item>
          </text:list>
        </text:list-item>
        <text:list-item>
          <text:p text:style-name="P6"><text:span text:style-name="Strong_20_Emphasis">Main</text:span></text:p>
          <text:list>
            <text:list-item>
              <text:p text:style-name="P7">Κύρια κλάση εκκίνησης, είτε μέσω γραμμής εντολών (<text:span text:style-name="Emphasis">args[0] == "terminal"</text:span>) είτε μέσω του <text:span text:style-name="Emphasis">JavaFX Application.launch(...)</text:span> για GUI. </text:p>
            </text:list-item>
            <text:list-item>
              <text:p text:style-name="P6">Ελέγχει κατά την εκκίνηση αν κάποια εργασία έχει λήξει (<text:span text:style-name="Source_20_Text">dueDate.isBefore(today)</text:span>) και, αν ναι, την ορίζει <text:span text:style-name="Emphasis">DELAYED</text:span>. </text:p>
            </text:list-item>
          </text:list>
        </text:list-item>
      </text:list>
      <text:p text:style-name="Quotations"><text:span text:style-name="Strong_20_Emphasis">Αρχές OOP</text:span>:</text:p>
      <text:list text:style-name="L7">
        <text:list-item>
          <text:p text:style-name="P3"><text:span text:style-name="Emphasis">Ενθυλάκωση:</text:span> Όλα τα πεδία είναι <text:span text:style-name="Source_20_Text">private</text:span> / <text:span text:style-name="Source_20_Text">protected</text:span>, ενώ η πρόσβαση γίνεται μέσω κατάλληλων μεθόδων <text:span text:style-name="Source_20_Text">set/get</text:span>. </text:p>
        </text:list-item>
        <text:list-item>
          <text:p text:style-name="P3"><text:span text:style-name="Emphasis">Σύνθεση (Composition):</text:span> Η <text:span text:style-name="Source_20_Text">Task</text:span> περιλαμβάνει <text:span text:style-name="Source_20_Text">List&lt;Reminder&gt;</text:span>· οι <text:span text:style-name="Source_20_Text">Reminder</text:span> δεν έχουν νόημα έξω από την εργασία. </text:p>
        </text:list-item>
        <text:list-item>
          <text:p text:style-name="P2"><text:span text:style-name="Emphasis">Συμβόλαια (Interfaces):</text:span> Η κύρια κληρονομικότητα είναι έμμεση μέσω <text:span text:style-name="Emphasis">Lists</text:span> και όχι πολλαπλάσιων κλάσεων. </text:p>
        </text:list-item>
      </text:list>
      <text:h text:style-name="Heading_20_3" text:outline-level="3">3. Διάρθρωση του JSON Αρχείου</text:h>
      <text:p text:style-name="Text_20_body">Το <text:span text:style-name="Strong_20_Emphasis"><text:span text:style-name="Source_20_Text">tasks.json</text:span></text:span> (στον φάκελο <text:span text:style-name="Source_20_Text">src/main/resources/medialab</text:span>) περιέχει τρία βασικά πεδία:</text:p>
      <text:p text:style-name="Preformatted_20_Text"><text:span text:style-name="Source_20_Text">{</text:span></text:p>
      <text:p text:style-name="Preformatted_20_Text"><text:span text:style-name="Source_20_Text"><text:s text:c="2"/>"tasks": [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title": "Develop UI",</text:span></text:p>
      <text:p text:style-name="Preformatted_20_Text"><text:span text:style-name="Source_20_Text"><text:s text:c="6"/>"description": "Create the user interface using JavaFX.",</text:span></text:p>
      <text:p text:style-name="Preformatted_20_Text"><text:span text:style-name="Source_20_Text"><text:s text:c="6"/>"category": "Work",</text:span></text:p>
      <text:p text:style-name="Preformatted_20_Text"><text:span text:style-name="Source_20_Text"><text:s text:c="6"/>"priority": "High",</text:span></text:p>
      <text:p text:style-name="Preformatted_20_Text"><text:span text:style-name="Source_20_Text"><text:s text:c="6"/>"dueDate": "2024-12-20",</text:span></text:p>
      <text:p text:style-name="Preformatted_20_Text"><text:span text:style-name="Source_20_Text"><text:s text:c="6"/>"status": "OPEN",</text:span></text:p>
      <text:p text:style-name="Preformatted_20_Text"><text:span text:style-name="Source_20_Text"><text:s text:c="6"/>"reminders": [</text:span></text:p>
      <text:p text:style-name="Preformatted_20_Text"><text:span text:style-name="Source_20_Text"><text:s text:c="8"/>{</text:span></text:p>
      <text:p text:style-name="Preformatted_20_Text"><text:span text:style-name="Source_20_Text"><text:s text:c="10"/>"reminderDate": "2024-12-15",</text:span></text:p>
      <text:p text:style-name="Preformatted_20_Text"><text:span text:style-name="Source_20_Text"><text:s text:c="10"/>"message": "Reminder: Finish UI Design!"</text:span></text:p>
      <text:p text:style-name="Preformatted_20_Text"><text:span text:style-name="Source_20_Text"><text:s text:c="8"/>}</text:span></text:p>
      <text:p text:style-name="Preformatted_20_Text"><text:span text:style-name="Source_20_Text"><text:s text:c="6"/>]</text:span></text:p>
      <text:p text:style-name="Preformatted_20_Text"><text:span text:style-name="Source_20_Text"><text:s text:c="4"/>}</text:span></text:p>
      <text:p text:style-name="Preformatted_20_Text"><text:span text:style-name="Source_20_Text"><text:s text:c="2"/>],</text:span></text:p>
      <text:p text:style-name="Preformatted_20_Text"><text:span text:style-name="Source_20_Text"><text:s text:c="2"/>"categories": [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name": "Work",</text:span></text:p>
      <text:p text:style-name="Preformatted_20_Text"><text:span text:style-name="Source_20_Text"><text:s text:c="6"/>"tasks": ["Develop UI"]</text:span></text:p>
      <text:p text:style-name="Preformatted_20_Text"><text:span text:style-name="Source_20_Text"><text:s text:c="4"/>}</text:span></text:p>
      <text:p text:style-name="Preformatted_20_Text"><text:span text:style-name="Source_20_Text"><text:s text:c="2"/>],</text:span></text:p>
      <text:p text:style-name="Preformatted_20_Text"><text:soft-page-break/><text:span text:style-name="Source_20_Text"><text:s text:c="2"/>"priorities": [</text:span></text:p>
      <text:p text:style-name="Preformatted_20_Text"><text:span text:style-name="Source_20_Text"><text:s text:c="4"/>{</text:span></text:p>
      <text:p text:style-name="Preformatted_20_Text"><text:span text:style-name="Source_20_Text"><text:s text:c="6"/>"name": "High",</text:span></text:p>
      <text:p text:style-name="Preformatted_20_Text"><text:span text:style-name="Source_20_Text"><text:s text:c="6"/>"tasks": ["Develop UI"]</text:span></text:p>
      <text:p text:style-name="Preformatted_20_Text"><text:span text:style-name="Source_20_Text"><text:s text:c="4"/>}</text:span></text:p>
      <text:p text:style-name="Preformatted_20_Text"><text:span text:style-name="Source_20_Text"><text:s text:c="2"/>]</text:span></text:p>
      <text:p text:style-name="P1"><text:span text:style-name="Source_20_Text">}</text:span></text:p>
      <text:list text:style-name="L8">
        <text:list-item>
          <text:p text:style-name="P9"><text:span text:style-name="Strong_20_Emphasis">tasks</text:span>: Λίστα από εργασίες, καθεμία με <text:span text:style-name="Emphasis">title, description, category, priority, dueDate, status, reminders</text:span>. </text:p>
        </text:list-item>
        <text:list-item>
          <text:p text:style-name="P9"><text:span text:style-name="Strong_20_Emphasis">categories</text:span> / <text:span text:style-name="Strong_20_Emphasis">priorities</text:span>: Κρατούν ένα <text:span text:style-name="Source_20_Text">name</text:span> και μια λίστα <text:span text:style-name="Source_20_Text">tasks</text:span> (strings με τους τίτλους των εργασιών). </text:p>
        </text:list-item>
        <text:list-item>
          <text:p text:style-name="P8"><text:span text:style-name="Strong_20_Emphasis">reminders</text:span> (σε κάθε εργασία): Περιέχουν ημερομηνία (<text:span text:style-name="Emphasis">reminderDate</text:span>) και μήνυμα (<text:span text:style-name="Emphasis">message</text:span>). </text:p>
        </text:list-item>
      </text:list>
      <text:h text:style-name="Heading_20_3" text:outline-level="3">4. Χρήση Maven και pom.xml</text:h>
      <text:p text:style-name="Text_20_body">Η ανάπτυξη σε <text:span text:style-name="Strong_20_Emphasis">Visual Studio Code</text:span> πραγματοποιείται με τη βοήθεια του <text:span text:style-name="Strong_20_Emphasis">Maven</text:span>, ώστε:</text:p>
      <text:list text:style-name="L9">
        <text:list-item>
          <text:p text:style-name="P11">Να γίνεται εύκολα η <text:span text:style-name="Strong_20_Emphasis">διαχείριση εξαρτήσεων</text:span> (Gson, JSON-Simple, JavaFX). </text:p>
        </text:list-item>
        <text:list-item>
          <text:p text:style-name="P10">Να αυτοματοποιείται η διαδικασία <text:span text:style-name="Strong_20_Emphasis">μεταγλώττισης</text:span> και <text:span text:style-name="Strong_20_Emphasis">εκτέλεσης</text:span>. </text:p>
        </text:list-item>
      </text:list>
      <text:p text:style-name="Text_20_body">Με την παραπάνω ρύθμιση:</text:p>
      <text:list text:style-name="L10">
        <text:list-item>
          <text:p text:style-name="P13">Η <text:span text:style-name="Strong_20_Emphasis">προσθήκη εξαρτήσεων</text:span> σε JSON βιβλιοθήκες (GSON, JSON-Simple) γίνεται αυτόματα μέσω <text:span text:style-name="Source_20_Text">dependencies</text:span>. </text:p>
        </text:list-item>
        <text:list-item>
          <text:p text:style-name="P13">Το <text:span text:style-name="Strong_20_Emphasis">JavaFX</text:span> φορτώνεται επίσης μέσω Maven (αντί να βασίζεται σε εγκατάσταση συστήματος). </text:p>
        </text:list-item>
        <text:list-item>
          <text:p text:style-name="P12">Χρησιμοποιώντας <text:span text:style-name="Source_20_Text">mvn compile</text:span>, <text:span text:style-name="Source_20_Text">mvn javafx:run</text:span> ή <text:span text:style-name="Source_20_Text">mvn exec:java</text:span>, μπορούμε να τρέξουμε το πρόγραμμα είτε σε GUI mode είτε να ορίσουμε παραμέτρους για CLI. </text:p>
        </text:list-item>
      </text:list>
      <text:h text:style-name="Heading_20_3" text:outline-level="3">5. Παραδοχές και Τρέχουσα Λειτουργικότητα</text:h>
      <text:list text:style-name="L11">
        <text:list-item>
          <text:p text:style-name="P15"><text:span text:style-name="Strong_20_Emphasis">Μοναδικό αναγνωριστικό</text:span> κάθε <text:span text:style-name="T3">task</text:span>, <text:span text:style-name="T3">category</text:span> και <text:span text:style-name="T3">priority</text:span> είναι το πεδίο <text:span text:style-name="Source_20_Text">title</text:span>. </text:p>
        </text:list-item>
        <text:list-item>
          <text:p text:style-name="P15">Αν μία εργασία περάσει την <text:span text:style-name="Source_20_Text">dueDate</text:span> χωρίς να είναι <text:span text:style-name="Source_20_Text">COMPLETED</text:span>, γίνεται <text:span text:style-name="Source_20_Text">DELAYED</text:span>. </text:p>
        </text:list-item>
        <text:list-item>
          <text:p text:style-name="P15">Η τερματική διεπαφή και το GUI δεν επικοινωνούν δυναμικά μεταξύ τους — απαιτείται εκ νέου φόρτωση σε κάθε εκκίνηση. </text:p>
        </text:list-item>
        <text:list-item>
          <text:p text:style-name="P15">Οι υπενθυμίσεις (<text:span text:style-name="Emphasis">Reminders</text:span>) εμφανίζουν <text:span text:style-name="Source_20_Text">Alert</text:span> μόνο την ημέρα της λήξης (<text:span text:style-name="Source_20_Text">reminderDate</text:span>). Στην τερματική διεπαφή απλώς καταχωρίζονται. </text:p>
        </text:list-item>
        <text:list-item>
          <text:p text:style-name="P14">Η κατηγορία/προτεραιότητα <text:span text:style-name="Source_20_Text">default</text:span> δεν μπορεί να διαγραφεί (σύμφωνα με τις υποθέσεις μας για τις «προεπιλογές»). </text:p>
        </text:list-item>
        <text:list-item>
          <text:p text:style-name="P14">Για κάθε νέο Task που δημιουργείται, προσθέτουμε αυτόματα και τα 3 reminders: ένα για μία μέρα πριν, ένα για μία εβδομάδα πριν και ένα για έναν μήνα πριν. Ανάλογα με την ημερομηνία δημιουργίας του Task, προστίθενται και τα αντίστοιχα reminders.</text:p>
        </text:list-item>
      </text:list>
      <text:h text:style-name="Heading_20_3" text:outline-level="3">6. Συμπεράσματα</text:h>
      <text:p text:style-name="Text_20_body">Το παρόν σύστημα διαχείρισης εργασιών επιτρέπει:</text:p>
      <text:list text:style-name="L12">
        <text:list-item>
          <text:p text:style-name="P17">Τη δημιουργία, ενημέρωση και διαγραφή εργασιών μέσω GUI ή CLI. </text:p>
        </text:list-item>
        <text:list-item>
          <text:p text:style-name="P17">Τη διάκριση σε διαφορετικές κατηγορίες και προτεραιότητες. </text:p>
        </text:list-item>
        <text:list-item>
          <text:p text:style-name="P17">Τη χρήση υπενθυμίσεων ώστε οι χρήστες να μη χάνουν τις προθεσμίες. </text:p>
        </text:list-item>
        <text:list-item>
          <text:p text:style-name="P16">Την αποθήκευση σε μορφή JSON, ώστε τα δεδομένα να διατηρούνται έπειτα από κάθε εκτέλεση. </text:p>
        </text:list-item>
      </text:list>
      <text:p text:style-name="Text_20_body"><text:soft-page-break/>Η σχεδίαση ακολουθεί αντικειμενοστρεφή προσέγγιση, με έμφαση σε <text:span text:style-name="Strong_20_Emphasis">Ενθυλάκωση</text:span> (private fields, getters/setters), <text:span text:style-name="Strong_20_Emphasis">Σύνθεση</text:span> (τα αντικείμενα <text:span text:style-name="Source_20_Text">Reminder</text:span> «ανήκουν» σε <text:span text:style-name="Source_20_Text">Task</text:span>) και εύκολη επεκτασιμότητα. Ενδεικτικές βελτιώσεις στο μέλλον θα μπορούσαν να περιλαμβάνουν πιο προχωρημένες ρυθμίσεις συγχρονισμού GUI-CLI σε πραγματικό χρόνο και πιο ευέλικτους κανόνες επεξεργασίας υπενθυμίσεων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4583in" fo:margin-right="0.434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02:57:57.258252532</meta:creation-date>
    <dc:date>2025-02-28T04:37:23.954278838</dc:date>
    <meta:editing-duration>PT27M15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4" meta:paragraph-count="98" meta:word-count="859" meta:character-count="6160" meta:non-whitespace-character-count="5260"/>
  </office:meta>
</office:document-meta>
</file>